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officeooo:rsid="00013e35" officeooo:paragraph-rsid="00013e35" style:font-size-asian="18pt" style:font-size-complex="18pt"/>
    </style:style>
    <style:style style:name="P3" style:family="paragraph" style:parent-style-name="Standard">
      <style:text-properties fo:font-size="18pt" officeooo:paragraph-rsid="000289ce" style:font-size-asian="18pt" style:font-size-complex="18pt"/>
    </style:style>
    <style:style style:name="P4" style:family="paragraph" style:parent-style-name="Standard">
      <style:text-properties fo:font-size="18pt" officeooo:rsid="00044e85" officeooo:paragraph-rsid="00044e85" style:font-size-asian="18pt" style:font-size-complex="18pt"/>
    </style:style>
    <style:style style:name="P5" style:family="paragraph" style:parent-style-name="Standard">
      <style:text-properties fo:font-size="18pt" officeooo:rsid="00053f39" officeooo:paragraph-rsid="00053f39" style:font-size-asian="18pt" style:font-size-complex="18pt"/>
    </style:style>
    <style:style style:name="P6" style:family="paragraph" style:parent-style-name="Standard">
      <style:text-properties fo:font-size="18pt" officeooo:rsid="00053f39" officeooo:paragraph-rsid="00062e74" style:font-size-asian="18pt" style:font-size-complex="18pt"/>
    </style:style>
    <style:style style:name="P7" style:family="paragraph" style:parent-style-name="Standard">
      <style:text-properties fo:font-size="18pt" officeooo:rsid="00062e74" officeooo:paragraph-rsid="00062e74" style:font-size-asian="18pt" style:font-size-complex="18pt"/>
    </style:style>
    <style:style style:name="P8" style:family="paragraph" style:parent-style-name="Standard">
      <style:text-properties fo:font-size="18pt" officeooo:rsid="0006eb75" officeooo:paragraph-rsid="0006eb75" style:font-size-asian="18pt" style:font-size-complex="18pt"/>
    </style:style>
    <style:style style:name="P9" style:family="paragraph" style:parent-style-name="Standard">
      <style:text-properties fo:font-size="18pt" officeooo:rsid="0007da66" officeooo:paragraph-rsid="0007da66" style:font-size-asian="18pt" style:font-size-complex="18pt"/>
    </style:style>
    <style:style style:name="P10" style:family="paragraph" style:parent-style-name="Standard">
      <style:text-properties fo:font-size="18pt" officeooo:rsid="0007da66" officeooo:paragraph-rsid="0009d6cd" style:font-size-asian="18pt" style:font-size-complex="18pt"/>
    </style:style>
    <style:style style:name="P11" style:family="paragraph" style:parent-style-name="Standard">
      <style:text-properties fo:font-size="18pt" officeooo:rsid="000afcf4" officeooo:paragraph-rsid="000afcf4" style:font-size-asian="18pt" style:font-size-complex="18pt"/>
    </style:style>
    <style:style style:name="T1" style:family="text">
      <style:text-properties officeooo:rsid="00013e35"/>
    </style:style>
    <style:style style:name="T2" style:family="text">
      <style:text-properties officeooo:rsid="000289ce"/>
    </style:style>
    <style:style style:name="T3" style:family="text">
      <style:text-properties officeooo:rsid="00044e85"/>
    </style:style>
    <style:style style:name="T4" style:family="text">
      <style:text-properties fo:font-size="16pt" style:font-size-asian="16pt" style:font-size-complex="16pt"/>
    </style:style>
    <style:style style:name="T5" style:family="text">
      <style:text-properties fo:font-size="16pt" officeooo:rsid="00013e35" style:font-size-asian="16pt" style:font-size-complex="16pt"/>
    </style:style>
    <style:style style:name="T6" style:family="text">
      <style:text-properties fo:font-size="16pt" officeooo:rsid="0007da66" style:font-size-asian="16pt" style:font-size-complex="16pt"/>
    </style:style>
    <style:style style:name="T7" style:family="text">
      <style:text-properties fo:font-size="16pt" officeooo:rsid="0009d6cd" style:font-size-asian="16pt" style:font-size-complex="16pt"/>
    </style:style>
    <style:style style:name="T8" style:family="text">
      <style:text-properties officeooo:rsid="00053f39"/>
    </style:style>
    <style:style style:name="T9" style:family="text">
      <style:text-properties officeooo:rsid="00062e74"/>
    </style:style>
    <style:style style:name="T10" style:family="text">
      <style:text-properties officeooo:rsid="0006eb75"/>
    </style:style>
    <style:style style:name="T11" style:family="text">
      <style:text-properties officeooo:rsid="0007da66"/>
    </style:style>
    <style:style style:name="T12" style:family="text">
      <style:text-properties officeooo:rsid="0009d6cd"/>
    </style:style>
    <style:style style:name="T13" style:family="text">
      <style:text-properties fo:font-size="26pt" officeooo:rsid="00013e35" style:font-size-asian="26pt" style:font-size-complex="26pt"/>
    </style:style>
    <style:style style:name="T14" style:family="text">
      <style:text-properties officeooo:rsid="000ff0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35"/><text:span text:style-name="T13">Camp Zombies</text:span></text:p>
      <text:p text:style-name="P1"/>
      <text:p text:style-name="P1"/>
      <text:p text:style-name="P1"/>
      <text:p text:style-name="P2">On a summer day , four friends (Malak, Mouhamad, Ahmad and Moemen) decided <text:s text:c="2"/>to have a little fun. So they gathered around and met, to agree for a trip. They kept arguing for a time, but in the end they decided to go on a camping trip.</text:p>
      <text:p text:style-name="P2"/>
      <text:p text:style-name="P2">The friends got very excited and all of them went to get supplies for the trip. Moemen stole his dads <text:s/>car to take the friends with him, Malak prepared the snacks, and Mouhamad and Ahmad got the food and the tents.</text:p>
      <text:p text:style-name="P2"/>
      <text:p text:style-name="P3"><text:span text:style-name="T1">The friends were having a </text:span><text:span text:style-name="T2">lot of time on the way. But they don’t know what is waiting for them in the camp. They arrived to the camp site at noon, they started unpacking and building the tents. They had a barbecue and soon the night falls. They build a fire, and had some s’mores. The boys were scaring Malak and having fun. Malak got angry and went walking in the woods, but the boys didn’t let Malak go alone, so they followed her. On the way in the woods, they started to hear something, all of them started to blame each other , but neither of them was actually doing it. They didn’t give it much attention and continued walking. And there was the </text:span><text:span text:style-name="T3">shock, a very scary creature appeared in front of them. It was a very disgusting and bloody creature, this creature is called a zombie.</text:span></text:p>
      <text:p text:style-name="P3"/>
      <text:p text:style-name="P4">The zombie was introduced as a mindless monster that was inexplicably resurrected from. </text:p>
      <text:p text:style-name="P4">Driven solely by an instinctive hunger for human flesh, they pursued the living <text:s/>in a tireless, the only way to kill them was by destroying their brain or burning them to ash. However, if you <text:soft-page-break/>were bitten, scratched or killed by one of them, you yourself would become a zombie shortly after .</text:p>
      <text:p text:style-name="P4">They are soulless, infectious, incurable, largely invulnerable and eternally hungry for the living.</text:p>
      <text:p text:style-name="P4"/>
      <text:p text:style-name="P4"/>
      <text:p text:style-name="P4">At <text:span text:style-name="T8">this moment, the four friends started to panic, not knowing what to do.</text:span></text:p>
      <text:p text:style-name="P4"/>
      <text:p text:style-name="P4"/>
      <text:p text:style-name="P5"/>
      <text:p text:style-name="P5">Scenario 1:</text:p>
      <text:p text:style-name="P5"/>
      <text:p text:style-name="P5">They stood without making any movement, and started to shout loudly scared by this awful creature, the zombies attacked them and they all die.====&gt; Game Over.</text:p>
      <text:p text:style-name="P5"/>
      <text:p text:style-name="P5">Scenario 2 :</text:p>
      <text:p text:style-name="P5"/>
      <text:p text:style-name="P5">The friends were aware of the situation and they started to think.</text:p>
      <text:p text:style-name="P5">And started running away, they have three ways to escape from this situation.</text:p>
      <text:p text:style-name="P5"/>
      <text:p text:style-name="P5">Scenario 2-1:</text:p>
      <text:p text:style-name="P5"/>
      <text:p text:style-name="P5">They ran into and old house, they decided to take cover in the house until <text:s/>dawn breaks. They entered the house hoping for a cover, but the plan didn’t work, they discovered that the house is the zombies colony. They started to look around the house, lucky for them they found some ammunition.</text:p>
      <text:p text:style-name="P5"/>
      <text:p text:style-name="P5">Scenario2-1-1:</text:p>
      <text:p text:style-name="P5"/>
      <text:p text:style-name="P6">After finding the weapons Ahmad and Mouhamad were in a military camp before <text:span text:style-name="T9">so they are familiar with the guns. But they </text:span><text:soft-page-break/><text:span text:style-name="T9">started to waste ammunition and got outnumbered by zombies.===&gt;Game Over.</text:span></text:p>
      <text:p text:style-name="P6"/>
      <text:p text:style-name="P6"><text:span text:style-name="T9">Scenario2-1-2:</text:span></text:p>
      <text:p text:style-name="P6"/>
      <text:p text:style-name="P6"><text:span text:style-name="T9">The guys were aware of the situation and saved their ammunition and survived till the morning and ran away from the house and went back home.===&gt;You </text:span><text:span text:style-name="T10">survive</text:span><text:span text:style-name="T9">.</text:span></text:p>
      <text:p text:style-name="P6"/>
      <text:p text:style-name="P6"><text:s/></text:p>
      <text:p text:style-name="P7">Scenario2-2:</text:p>
      <text:p text:style-name="P7"/>
      <text:p text:style-name="P7">They decided to run through the forest and go back to the main road so they can escape. </text:p>
      <text:p text:style-name="P7">On the way, Moemen got attacked by a zombie, his friends tried to help him and killed the zombie. Unfortunately, Moemen didn’t make it and got bitten by the zombie.</text:p>
      <text:p text:style-name="P7"/>
      <text:p text:style-name="P7">Scenario2-2-1:</text:p>
      <text:p text:style-name="P7"/>
      <text:p text:style-name="P8">After they found out that their friend is infected, they tried to kill him. </text:p>
      <text:p text:style-name="P8">He was stronger than them and started to hunt them one by one.===&gt;Game Over.</text:p>
      <text:p text:style-name="P8"/>
      <text:p text:style-name="P8"/>
      <text:p text:style-name="P8">Scenario2-2-2:</text:p>
      <text:p text:style-name="P8"/>
      <text:p text:style-name="P8">They were very upset and sad that their friend is infected, and started to think what to do in this situation, but they didn’t got any solution, either he bite them and also get infected or they kill him and run. The three friends decided to kill Moemen. The boys couldn’t make it , because they were very close with him. So, Malak picked up a piece of wood and destroyed his brain.===&gt;You survive.</text:p>
      <text:p text:style-name="P8"><text:soft-page-break/></text:p>
      <text:p text:style-name="P8"/>
      <text:p text:style-name="P8">Scenario<text:span text:style-name="T11">2-3:</text:span></text:p>
      <text:p text:style-name="P8"/>
      <text:p text:style-name="P9">The friend decided to go back to the camp as soon as they can, take the car keys and run. </text:p>
      <text:p text:style-name="P9">In a rush, they went back to to the camp, but they weren’t alone in the camp. </text:p>
      <text:p text:style-name="P9">They were surprised by finding <text:s/>zombies in the camp.</text:p>
      <text:p text:style-name="P9"/>
      <text:p text:style-name="P9">Scenario2-3-1:</text:p>
      <text:p text:style-name="P9"/>
      <text:p text:style-name="P10"><text:span text:style-name="T12">They ran to the tent, hoping to overtake the zombies, started fighting with the zombies and started burning them using the fire they already started it. The zombies outnumbered the friends and could not escape from them .===&gt;Game Over.</text:span></text:p>
      <text:p text:style-name="P10"/>
      <text:p text:style-name="P10"/>
      <text:p text:style-name="P10"/>
      <text:p text:style-name="P10"><text:span text:style-name="T12">Scenario2-3-2:</text:span></text:p>
      <text:p text:style-name="P11">The only way to escape this situation is if one of the friend sacrifice himself and distract the zombies away from the tent so they can take the keys and run away from this situation.</text:p>
      <text:p text:style-name="P11"/>
      <text:p text:style-name="P11">They started to argue about it, but the decision was already made. </text:p>
      <text:p text:style-name="P11">Mouhamad decided to sacrifice himself and distract the zombies away from the camp so they can take the keys and run.</text:p>
      <text:p text:style-name="P11"/>
      <text:p text:style-name="P11">Mouhamad sacrificed himself and distracted the zombies away, the three friend took the keys and r<text:span text:style-name="T14">a</text:span>n away from the camp.===&gt;You survive.</text:p>
      <text:p text:style-name="P10"><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3T09:11:20.039597623</meta:creation-date>
    <dc:date>2022-12-13T10:52:35.033106200</dc:date>
    <meta:editing-duration>PT22M2S</meta:editing-duration>
    <meta:editing-cycles>4</meta:editing-cycles>
    <meta:generator>LibreOffice/7.3.7.2$Linux_X86_64 LibreOffice_project/30$Build-2</meta:generator>
    <meta:document-statistic meta:table-count="0" meta:image-count="0" meta:object-count="0" meta:page-count="4" meta:paragraph-count="40" meta:word-count="834" meta:character-count="4684" meta:non-whitespace-character-count="3839"/>
  </office:meta>
</office:document-meta>
</file>